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1a64c1" officeooo:paragraph-rsid="001a64c1"/>
    </style:style>
    <style:style style:name="P4" style:family="paragraph" style:parent-style-name="Subtitle">
      <style:text-properties style:font-name="Georgia"/>
    </style:style>
    <style:style style:name="P5" style:family="paragraph" style:parent-style-name="Text_20_body">
      <style:paragraph-properties fo:text-align="center" style:justify-single-word="false"/>
      <style:text-properties style:font-name="Georgia" officeooo:rsid="000ce9dc" officeooo:paragraph-rsid="000ce9dc"/>
    </style:style>
    <style:style style:name="P6" style:family="paragraph" style:parent-style-name="Text_20_body">
      <style:paragraph-properties fo:text-align="start" style:justify-single-word="false"/>
      <style:text-properties style:font-name="Georgia" officeooo:rsid="000ce9dc" officeooo:paragraph-rsid="000ce9dc"/>
    </style:style>
    <style:style style:name="P7" style:family="paragraph" style:parent-style-name="Text_20_body">
      <style:text-properties style:font-name="Georgia"/>
    </style:style>
    <style:style style:name="P8" style:family="paragraph" style:parent-style-name="Text_20_body">
      <style:text-properties style:font-name="Georgia" fo:font-style="normal" officeooo:rsid="0025722b" style:font-style-asian="normal" style:font-style-complex="normal"/>
    </style:style>
    <style:style style:name="P9" style:family="paragraph" style:parent-style-name="Text_20_body">
      <style:text-properties style:font-name="Georgia" fo:font-style="normal" officeooo:rsid="00289116" style:font-style-asian="normal" style:font-style-complex="normal"/>
    </style:style>
    <style:style style:name="P10" style:family="paragraph" style:parent-style-name="Text_20_body">
      <style:text-properties style:font-name="Georgia" fo:font-style="normal" officeooo:rsid="002ff0ae"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3f4c6" officeooo:paragraph-rsid="0032bc8c"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69655" officeooo:paragraph-rsid="0032bc8c"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9187c" officeooo:paragraph-rsid="0032bc8c"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41ba66" officeooo:paragraph-rsid="00413836"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4319fa" officeooo:paragraph-rsid="00413836" style:font-style-asian="normal" style:font-style-complex="normal"/>
    </style:style>
    <style:style style:name="P16" style:family="paragraph" style:parent-style-name="Text_20_body">
      <style:paragraph-properties fo:text-align="center" style:justify-single-word="false"/>
      <style:text-properties style:font-name="Georgia" fo:font-style="normal" officeooo:rsid="004dd1de" officeooo:paragraph-rsid="004dd1de"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4dd1de" officeooo:paragraph-rsid="004dd1de" style:font-style-asian="normal" style:font-style-complex="normal"/>
    </style:style>
    <style:style style:name="P18" style:family="paragraph" style:parent-style-name="Text_20_body">
      <style:paragraph-properties fo:text-align="center" style:justify-single-word="false"/>
      <style:text-properties style:font-name="Georgia" fo:font-style="normal" officeooo:rsid="006225c1" officeooo:paragraph-rsid="006225c1" style:font-style-asian="normal" style:font-style-complex="normal"/>
    </style:style>
    <style:style style:name="P19" style:family="paragraph" style:parent-style-name="Text_20_body">
      <style:paragraph-properties fo:text-align="center" style:justify-single-word="false"/>
      <style:text-properties style:font-name="Georgia" fo:font-style="normal" officeooo:rsid="006225c1" officeooo:paragraph-rsid="006397e2"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6225c1" officeooo:paragraph-rsid="006225c1"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6225c1" officeooo:paragraph-rsid="006397e2" style:font-style-asian="normal" style:font-style-complex="normal"/>
    </style:style>
    <style:style style:name="P22" style:family="paragraph" style:parent-style-name="Text_20_body">
      <style:paragraph-properties fo:text-align="center" style:justify-single-word="false"/>
      <style:text-properties style:font-name="Georgia" officeooo:rsid="0032bc8c" officeooo:paragraph-rsid="0032bc8c"/>
    </style:style>
    <style:style style:name="P23" style:family="paragraph" style:parent-style-name="Text_20_body">
      <style:paragraph-properties fo:text-align="start" style:justify-single-word="false"/>
      <style:text-properties style:font-name="Georgia" officeooo:rsid="0032bc8c" officeooo:paragraph-rsid="0032bc8c"/>
    </style:style>
    <style:style style:name="P24" style:family="paragraph" style:parent-style-name="Text_20_body">
      <style:paragraph-properties fo:text-align="center" style:justify-single-word="false"/>
      <style:text-properties style:font-name="Georgia" officeooo:rsid="00413836" officeooo:paragraph-rsid="00413836"/>
    </style:style>
    <style:style style:name="P25" style:family="paragraph" style:parent-style-name="Text_20_body">
      <style:paragraph-properties fo:text-align="start" style:justify-single-word="false"/>
      <style:text-properties style:font-name="Georgia" officeooo:rsid="00413836" officeooo:paragraph-rsid="00413836"/>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style:style style:name="T7" style:family="text">
      <style:text-properties officeooo:rsid="00170648"/>
    </style:style>
    <style:style style:name="T8" style:family="text">
      <style:text-properties officeooo:rsid="0018b68c"/>
    </style:style>
    <style:style style:name="T9" style:family="text">
      <style:text-properties officeooo:rsid="001baa29"/>
    </style:style>
    <style:style style:name="T10" style:family="text">
      <style:text-properties officeooo:rsid="001bee3f"/>
    </style:style>
    <style:style style:name="T11" style:family="text">
      <style:text-properties officeooo:rsid="001cbec6"/>
    </style:style>
    <style:style style:name="T12" style:family="text">
      <style:text-properties officeooo:rsid="001db5a3"/>
    </style:style>
    <style:style style:name="T13" style:family="text">
      <style:text-properties officeooo:rsid="001fa601"/>
    </style:style>
    <style:style style:name="T14" style:family="text">
      <style:text-properties officeooo:rsid="0020395e"/>
    </style:style>
    <style:style style:name="T15" style:family="text">
      <style:text-properties fo:font-style="italic" officeooo:rsid="0020395e" style:font-style-asian="italic" style:font-style-complex="italic"/>
    </style:style>
    <style:style style:name="T16" style:family="text">
      <style:text-properties fo:font-style="italic" officeooo:rsid="00240ae3" style:font-style-asian="italic" style:font-style-complex="italic"/>
    </style:style>
    <style:style style:name="T17" style:family="text">
      <style:text-properties fo:font-style="italic" officeooo:rsid="0033f4c6" style:font-style-asian="italic" style:font-style-complex="italic"/>
    </style:style>
    <style:style style:name="T18" style:family="text">
      <style:text-properties fo:font-style="italic" officeooo:rsid="00424f56" style:font-style-asian="italic" style:font-style-complex="italic"/>
    </style:style>
    <style:style style:name="T19" style:family="text">
      <style:text-properties fo:font-style="italic" officeooo:rsid="00426c78" style:font-style-asian="italic" style:font-style-complex="italic"/>
    </style:style>
    <style:style style:name="T20" style:family="text">
      <style:text-properties fo:font-style="italic" officeooo:rsid="001cbec6" style:font-style-asian="italic" style:font-style-complex="italic"/>
    </style:style>
    <style:style style:name="T21" style:family="text">
      <style:text-properties fo:font-style="italic" officeooo:rsid="004809c7" style:font-style-asian="italic" style:font-style-complex="italic"/>
    </style:style>
    <style:style style:name="T22" style:family="text">
      <style:text-properties fo:font-style="italic" officeooo:rsid="0049131d" style:font-style-asian="italic" style:font-style-complex="italic"/>
    </style:style>
    <style:style style:name="T23" style:family="text">
      <style:text-properties fo:font-style="italic" officeooo:rsid="0056e6e2" style:font-style-asian="italic" style:font-style-complex="italic"/>
    </style:style>
    <style:style style:name="T24" style:family="text">
      <style:text-properties fo:font-style="italic" officeooo:rsid="00593111" style:font-style-asian="italic" style:font-style-complex="italic"/>
    </style:style>
    <style:style style:name="T25" style:family="text">
      <style:text-properties fo:font-style="italic" officeooo:rsid="00608de0" style:font-style-asian="italic" style:font-style-complex="italic"/>
    </style:style>
    <style:style style:name="T26" style:family="text">
      <style:text-properties fo:font-style="italic" officeooo:rsid="0062a2df"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0395e" style:font-style-asian="normal" style:font-style-complex="normal"/>
    </style:style>
    <style:style style:name="T29" style:family="text">
      <style:text-properties fo:font-style="normal" officeooo:rsid="0020d667" style:font-style-asian="normal" style:font-style-complex="normal"/>
    </style:style>
    <style:style style:name="T30" style:family="text">
      <style:text-properties fo:font-style="normal" officeooo:rsid="0022cb99" style:font-style-asian="normal" style:font-style-complex="normal"/>
    </style:style>
    <style:style style:name="T31" style:family="text">
      <style:text-properties fo:font-style="normal" officeooo:rsid="00230929" style:font-style-asian="normal" style:font-style-complex="normal"/>
    </style:style>
    <style:style style:name="T32" style:family="text">
      <style:text-properties fo:font-style="normal" officeooo:rsid="00240ae3" style:font-style-asian="normal" style:font-style-complex="normal"/>
    </style:style>
    <style:style style:name="T33" style:family="text">
      <style:text-properties fo:font-style="normal" officeooo:rsid="0025722b" style:font-style-asian="normal" style:font-style-complex="normal"/>
    </style:style>
    <style:style style:name="T34" style:family="text">
      <style:text-properties fo:font-style="normal" officeooo:rsid="00274649" style:font-style-asian="normal" style:font-style-complex="normal"/>
    </style:style>
    <style:style style:name="T35" style:family="text">
      <style:text-properties fo:font-style="normal" officeooo:rsid="00289116" style:font-style-asian="normal" style:font-style-complex="normal"/>
    </style:style>
    <style:style style:name="T36" style:family="text">
      <style:text-properties fo:font-style="normal" officeooo:rsid="0029239e" style:font-style-asian="normal" style:font-style-complex="normal"/>
    </style:style>
    <style:style style:name="T37" style:family="text">
      <style:text-properties fo:font-style="normal" officeooo:rsid="0029993a" style:font-style-asian="normal" style:font-style-complex="normal"/>
    </style:style>
    <style:style style:name="T38" style:family="text">
      <style:text-properties fo:font-style="normal" officeooo:rsid="002a8185" style:font-style-asian="normal" style:font-style-complex="normal"/>
    </style:style>
    <style:style style:name="T39" style:family="text">
      <style:text-properties fo:font-style="normal" officeooo:rsid="002c4567" style:font-style-asian="normal" style:font-style-complex="normal"/>
    </style:style>
    <style:style style:name="T40" style:family="text">
      <style:text-properties fo:font-style="normal" officeooo:rsid="002d23ed" style:font-style-asian="normal" style:font-style-complex="normal"/>
    </style:style>
    <style:style style:name="T41" style:family="text">
      <style:text-properties fo:font-style="normal" officeooo:rsid="002f13e5" style:font-style-asian="normal" style:font-style-complex="normal"/>
    </style:style>
    <style:style style:name="T42" style:family="text">
      <style:text-properties fo:font-style="normal" officeooo:rsid="002ff0ae" style:font-style-asian="normal" style:font-style-complex="normal"/>
    </style:style>
    <style:style style:name="T43" style:family="text">
      <style:text-properties fo:font-style="normal" officeooo:rsid="0031ab9c" style:font-style-asian="normal" style:font-style-complex="normal"/>
    </style:style>
    <style:style style:name="T44" style:family="text">
      <style:text-properties fo:font-style="normal" officeooo:rsid="0033f4c6" style:font-style-asian="normal" style:font-style-complex="normal"/>
    </style:style>
    <style:style style:name="T45" style:family="text">
      <style:text-properties fo:font-style="normal" officeooo:rsid="0034a939" style:font-style-asian="normal" style:font-style-complex="normal"/>
    </style:style>
    <style:style style:name="T46" style:family="text">
      <style:text-properties fo:font-style="normal" officeooo:rsid="003524ee" style:font-style-asian="normal" style:font-style-complex="normal"/>
    </style:style>
    <style:style style:name="T47" style:family="text">
      <style:text-properties fo:font-style="normal" officeooo:rsid="00353857" style:font-style-asian="normal" style:font-style-complex="normal"/>
    </style:style>
    <style:style style:name="T48" style:family="text">
      <style:text-properties fo:font-style="normal" officeooo:rsid="00369655" style:font-style-asian="normal" style:font-style-complex="normal"/>
    </style:style>
    <style:style style:name="T49" style:family="text">
      <style:text-properties fo:font-style="normal" officeooo:rsid="00378d65" style:font-style-asian="normal" style:font-style-complex="normal"/>
    </style:style>
    <style:style style:name="T50" style:family="text">
      <style:text-properties fo:font-style="normal" officeooo:rsid="0039187c" style:font-style-asian="normal" style:font-style-complex="normal"/>
    </style:style>
    <style:style style:name="T51" style:family="text">
      <style:text-properties fo:font-style="normal" officeooo:rsid="00398597" style:font-style-asian="normal" style:font-style-complex="normal"/>
    </style:style>
    <style:style style:name="T52" style:family="text">
      <style:text-properties fo:font-style="normal" officeooo:rsid="003b12c3" style:font-style-asian="normal" style:font-style-complex="normal"/>
    </style:style>
    <style:style style:name="T53" style:family="text">
      <style:text-properties fo:font-style="normal" officeooo:rsid="003cd78c" style:font-style-asian="normal" style:font-style-complex="normal"/>
    </style:style>
    <style:style style:name="T54" style:family="text">
      <style:text-properties fo:font-style="normal" officeooo:rsid="003e7de2" style:font-style-asian="normal" style:font-style-complex="normal"/>
    </style:style>
    <style:style style:name="T55" style:family="text">
      <style:text-properties fo:font-style="normal" officeooo:rsid="003f5d34" style:font-style-asian="normal" style:font-style-complex="normal"/>
    </style:style>
    <style:style style:name="T56" style:family="text">
      <style:text-properties fo:font-style="normal" officeooo:rsid="00413836" style:font-style-asian="normal" style:font-style-complex="normal"/>
    </style:style>
    <style:style style:name="T57" style:family="text">
      <style:text-properties fo:font-style="normal" officeooo:rsid="0041ba66" style:font-style-asian="normal" style:font-style-complex="normal"/>
    </style:style>
    <style:style style:name="T58" style:family="text">
      <style:text-properties fo:font-style="normal" officeooo:rsid="00424cf8" style:font-style-asian="normal" style:font-style-complex="normal"/>
    </style:style>
    <style:style style:name="T59" style:family="text">
      <style:text-properties fo:font-style="normal" officeooo:rsid="00424f56" style:font-style-asian="normal" style:font-style-complex="normal"/>
    </style:style>
    <style:style style:name="T60" style:family="text">
      <style:text-properties fo:font-style="normal" officeooo:rsid="00426c78" style:font-style-asian="normal" style:font-style-complex="normal"/>
    </style:style>
    <style:style style:name="T61" style:family="text">
      <style:text-properties fo:font-style="normal" officeooo:rsid="004319fa" style:font-style-asian="normal" style:font-style-complex="normal"/>
    </style:style>
    <style:style style:name="T62" style:family="text">
      <style:text-properties officeooo:rsid="00424f56"/>
    </style:style>
    <style:style style:name="T63" style:family="text">
      <style:text-properties officeooo:rsid="00426c78"/>
    </style:style>
    <style:style style:name="T64" style:family="text">
      <style:text-properties officeooo:rsid="0043f1e8"/>
    </style:style>
    <style:style style:name="T65" style:family="text">
      <style:text-properties officeooo:rsid="00444f29"/>
    </style:style>
    <style:style style:name="T66" style:family="text">
      <style:text-properties officeooo:rsid="0045bb6a"/>
    </style:style>
    <style:style style:name="T67" style:family="text">
      <style:text-properties officeooo:rsid="004620c9"/>
    </style:style>
    <style:style style:name="T68" style:family="text">
      <style:text-properties officeooo:rsid="004722ea"/>
    </style:style>
    <style:style style:name="T69" style:family="text">
      <style:text-properties officeooo:rsid="004809c7"/>
    </style:style>
    <style:style style:name="T70" style:family="text">
      <style:text-properties officeooo:rsid="0049131d"/>
    </style:style>
    <style:style style:name="T71" style:family="text">
      <style:text-properties officeooo:rsid="004ab198"/>
    </style:style>
    <style:style style:name="T72" style:family="text">
      <style:text-properties officeooo:rsid="004c92e5"/>
    </style:style>
    <style:style style:name="T73" style:family="text">
      <style:text-properties officeooo:rsid="004da30a"/>
    </style:style>
    <style:style style:name="T74" style:family="text">
      <style:text-properties officeooo:rsid="004f66d7"/>
    </style:style>
    <style:style style:name="T75" style:family="text">
      <style:text-properties officeooo:rsid="005109d5"/>
    </style:style>
    <style:style style:name="T76" style:family="text">
      <style:text-properties officeooo:rsid="0051e6d4"/>
    </style:style>
    <style:style style:name="T77" style:family="text">
      <style:text-properties officeooo:rsid="0052c7e9"/>
    </style:style>
    <style:style style:name="T78" style:family="text">
      <style:text-properties officeooo:rsid="00534381"/>
    </style:style>
    <style:style style:name="T79" style:family="text">
      <style:text-properties officeooo:rsid="0054f401"/>
    </style:style>
    <style:style style:name="T80" style:family="text">
      <style:text-properties officeooo:rsid="00552d78"/>
    </style:style>
    <style:style style:name="T81" style:family="text">
      <style:text-properties officeooo:rsid="0056e6e2"/>
    </style:style>
    <style:style style:name="T82" style:family="text">
      <style:text-properties officeooo:rsid="00582479"/>
    </style:style>
    <style:style style:name="T83" style:family="text">
      <style:text-properties officeooo:rsid="00593111"/>
    </style:style>
    <style:style style:name="T84" style:family="text">
      <style:text-properties officeooo:rsid="005940f2"/>
    </style:style>
    <style:style style:name="T85" style:family="text">
      <style:text-properties officeooo:rsid="0059bb4b"/>
    </style:style>
    <style:style style:name="T86" style:family="text">
      <style:text-properties officeooo:rsid="005b3f05"/>
    </style:style>
    <style:style style:name="T87" style:family="text">
      <style:text-properties officeooo:rsid="005bfe3a"/>
    </style:style>
    <style:style style:name="T88" style:family="text">
      <style:text-properties officeooo:rsid="005c4456"/>
    </style:style>
    <style:style style:name="T89" style:family="text">
      <style:text-properties officeooo:rsid="005dcb97"/>
    </style:style>
    <style:style style:name="T90" style:family="text">
      <style:text-properties officeooo:rsid="005e28ba"/>
    </style:style>
    <style:style style:name="T91" style:family="text">
      <style:text-properties officeooo:rsid="005fefa9"/>
    </style:style>
    <style:style style:name="T92" style:family="text">
      <style:text-properties officeooo:rsid="005ff91a"/>
    </style:style>
    <style:style style:name="T93" style:family="text">
      <style:text-properties officeooo:rsid="00608de0"/>
    </style:style>
    <style:style style:name="T94" style:family="text">
      <style:text-properties officeooo:rsid="006159fb"/>
    </style:style>
    <style:style style:name="T95" style:family="text">
      <style:text-properties officeooo:rsid="006225c1"/>
    </style:style>
    <style:style style:name="T96" style:family="text">
      <style:text-properties officeooo:rsid="0062a2df"/>
    </style:style>
    <style:style style:name="T97" style:family="text">
      <style:text-properties officeooo:rsid="006397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ne Day At A Time</text:p>
      <text:p text:style-name="P4">301</text:p>
      <text:p text:style-name="P5">by Kyle Eggleston</text:p>
      <text:p text:style-name="P5"/>
      <text:p text:style-name="P6"><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6"><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6"><text:tab/><text:span text:style-name="T4">Even though he was in solitary, Jack was not alone. There was always Holo Ketish around to keep him company. Sure he hated the company, but it was at least something.</text:span></text:p>
      <text:p text:style-name="P6"><text:tab/>“<text:span text:style-name="T4">Hello Jack.”</text:span></text:p>
      <text:p text:style-name="P6"><text:tab/><text:span text:style-name="T4">Speak of the devil.</text:span></text:p>
      <text:p text:style-name="P6"><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6"><text:tab/>“<text:span text:style-name="T6">You’ve been in here a long time Jack. They don’t have anything on you, just assumptions.” Holo Ketish said. “Why didn’t you fight back? Why did you allow yourself to be arrested?”</text:span></text:p>
      <text:p text:style-name="P6"><text:tab/><text:span text:style-name="T6">Jack shrugged. “I don’t know.” He said. “She sounded very official. I figure I’d been had.” He paused looking around. “This isn’t any jail I’m familiar with. I’m not even sure I’m being held by the government.”</text:span></text:p>
      <text:p text:style-name="P6"><text:tab/>“<text:span text:style-name="T6">Bingo!” Holo Ketish said. “He catches on!” </text:span><text:span text:style-name="T7">Holo Ketish vanished.</text:span></text:p>
      <text:p text:style-name="P7"><text:tab/>“<text:span text:style-name="T7">Dammit!” Jack exclaimed. Stuck in a prison and nowhere to escape to. He frowned at the thought. </text:span><text:span text:style-name="T8">As he stood there wondering what was going to happen next he was caught in a teleportation beam and whisked away.</text:span></text:p>
      <text:p text:style-name="P7"><text:tab/><text:span text:style-name="T9">Jack rematerialized aboard the bridge of a United Earth Force Alliance Star Ship, Heavy Cruiser. </text:span><text:span text:style-name="T10">Jack looked around confused. “What the hell?” He asked.</text:span></text:p>
      <text:p text:style-name="P7"><text:soft-page-break/><text:tab/><text:span text:style-name="T10">Bert McDuff looked at Jack. “Welcome aboard </text:span><text:span text:style-name="T12">the Fresno</text:span><text:span text:style-name="T10"> major.” He said. “You’re a tough man to track down. Sorry it took so long.” Bert looked to the helm officer. “Set course for Crimson Gamma maximum speed. She needs her commanding officer back.”</text:span></text:p>
      <text:p text:style-name="P7"><text:tab/>“<text:span text:style-name="T11">Thank you for rescuing me commander.” Jack said. “</text:span><text:span text:style-name="T62">But you know you just murdered me right? I mean those teleporters are </text:span><text:span text:style-name="T18">death machines</text:span><text:span text:style-name="T59">!”</text:span></text:p>
      <text:p text:style-name="P7"><text:tab/><text:span text:style-name="T11">Bert coughed and chuckled. “It’s captain actually. I got a promotion since you’ve been gone. </text:span><text:span text:style-name="T12">They gave me the Fresno, we’re still watching guard over Crimson Gamma.</text:span><text:span text:style-name="T11">” </text:span><text:span text:style-name="T63">Bert paused. “As for the so called</text:span><text:span text:style-name="T19"> death machines</text:span><text:span text:style-name="T60">, the Fresno has an experimental teleporter onboard. Our scientists have fixed the cloning and killing issue. You haven’t died.”</text:span><text:span text:style-name="T20"> </text:span><text:span text:style-name="T12">He gestured to the first officer’s chair. “Have a seat.”</text:span></text:p>
      <text:p text:style-name="P7"><text:tab/><text:span text:style-name="T12">Jack sat down. “Congratulations on the promotion captain.” He corrected himself. </text:span><text:span text:style-name="T19">What the hell? Things sure have changed since I’ve been gone</text:span><text:span text:style-name="T60">. He thought to himself.</text:span></text:p>
      <text:p text:style-name="P7"><text:tab/>“<text:span text:style-name="T13">Leaving Titan’s orbit.” The helm officer said. “Plotting a course for Crimson Gamma and engaging the FTL drive.” The ship jumped into FTL.</text:span></text:p>
      <text:p text:style-name="P7"><text:tab/><text:span text:style-name="T14">Jack looked to Bert shocked. “I was on a moon in orbit of </text:span><text:span text:style-name="T15">Saturn</text:span><text:span text:style-name="T28">?! I thought I was being held on Earth!” </text:span><text:span text:style-name="T29">His mouth hung open.</text:span></text:p>
      <text:p text:style-name="P7"><text:span text:style-name="T29"><text:tab/>Captain McDuff nodded his head. “I’m afraid so sir. It took us five months to even locate where you were kidnapped to, </text:span><text:span text:style-name="T30">then another month to negotiate with Saturn’s government for an extradition process … they said no. So we had to find another way of getting you out of there. It’s not sanctioned by either government. We got sneaky.” He chuckled. “</text:span><text:span text:style-name="T31">Now we run like hell.”</text:span></text:p>
      <text:p text:style-name="P7"><text:span text:style-name="T31"><text:tab/></text:span><text:span text:style-name="T32">McDuff paused. “I want you to go checked out by the doc. Make sure they didn’t do anything to you. Last thing you need is some kind of implant in your brain. Don’t worry, it’s Matt Allen, someone you trust. He requested to come along, I agreed.”</text:span></text:p>
      <text:p text:style-name="P7"><text:span text:style-name="T32"><text:tab/>Jack nodded. </text:span><text:span text:style-name="T16">If only you knew about Holo Ketish</text:span><text:span text:style-name="T32">. He thought. “Right.” Standing up, he exited the bridge. He was happy to hear Matt would be taking a look at him. </text:span><text:span text:style-name="T33">Matt</text:span><text:span text:style-name="T32"> already knew about the chip in his brain Ketish had implanted.</text:span></text:p>
      <text:p text:style-name="P7"><text:span text:style-name="T32"><text:tab/></text:span><text:span text:style-name="T33">In the transport tube Jack gave the order to have it take him to the Med Bay. As he waited fo the transport to take him to his destination, Holo Ketish appeared.</text:span></text:p>
      <text:p text:style-name="P8"><text:tab/>“Going to Med Bay huh?” Holo Ketish said. “They won’t find anything … at least not yet.” He grinned. “Matt will find something eventually, just not today. So don’t worry about it.”</text:p>
      <text:p text:style-name="P7"><text:soft-page-break/><text:span text:style-name="T33"><text:tab/>Jack sighed. “Get out of my head. Get out of my head. Get out of my head.” He said out loud. </text:span><text:span text:style-name="T34">Jack closed his eyes and waited for the car to come to a stop. </text:span><text:span text:style-name="T35">Exiting the transport tube, Jack walked across the corridor and into Med Bay.</text:span></text:p>
      <text:p text:style-name="P9"><text:tab/>“Major.” Doctor Allen greeted Jack. “Welcome aboard.” He said. They walked into an exam room. “Have a seat, remove your shirt.”</text:p>
      <text:p text:style-name="P7"><text:span text:style-name="T35"><text:tab/>Jack did as ordered. Sitting down on the medical bed, he removed his shirt. </text:span><text:span text:style-name="T36">Jack looked down at his chest. There was the scar where he had open heart surgery a year ago. He sighed. A reminder of what he was. Not fully human, but of Dubor and Shuka heritage </text:span><text:span text:style-name="T37">as well</text:span><text:span text:style-name="T36">. Jack was still growing accustomed to living with that fact. </text:span><text:span text:style-name="T38">Jack patiently waited for Doc Allen to run his scans on him.</text:span></text:p>
      <text:p text:style-name="P7"><text:span text:style-name="T38"><text:tab/>“I see you still have that damned implant in your head.” Matt noted. “Aside from some malnutrition, you appear to be in good shape.” </text:span><text:span text:style-name="T39">He continued his examination. “</text:span><text:span text:style-name="T40">Hmmm … you have some high blood pressure. I’m sure that’s to be expected though.” Grabbing a med shot, he gave Jack a shot. “That should take care of it. I recommend some rest. There should be some empty cabins onboard, we don’t have a full crew onboard. So pick one at random and you’re good to go.” </text:span><text:span text:style-name="T41">He paused. “I do recommend you drop in and see the ship’s counselor though. You’ve been through a lot.”</text:span></text:p>
      <text:p text:style-name="P7"><text:span text:style-name="T41"><text:tab/>“</text:span><text:span text:style-name="T42">Thanks Matt.” Jack said as he slid off the table and put his shirt back on. “What’s the senior staff compliment currently on this ship?”</text:span></text:p>
      <text:p text:style-name="P10"><text:tab/>Matt rubbed his chin. “I believe we’re completely staffed …” He said. “But I do believe there is an ambassador cabin not in use. Should have running hot water in an actual shower. None of that fake water bullshit.”</text:p>
      <text:p text:style-name="P10"><text:tab/>Jack smiled. That’s exactly what he was looking forward to. An actual hot shower. “Thanks Matt.” He exited the Med Bay.</text:p>
      <text:p text:style-name="P7"><text:span text:style-name="T42"><text:tab/></text:span><text:span text:style-name="T43">Matt took out a comm unit. “Doctor Allen to Counselor Tomari, I believe I have a patient for you. He’ll be in contact. Allen out.” The comm channel closed.</text:span></text:p>
      <text:p text:style-name="P7"><text:span text:style-name="T43"/></text:p>
      <text:p text:style-name="P22"><text:span text:style-name="T43">* </text:span><text:span text:style-name="T27">* *</text:span></text:p>
      <text:p text:style-name="P22"><text:span text:style-name="T27"/></text:p>
      <text:p text:style-name="P23"><text:span text:style-name="T27"><text:tab/>Two hours later, Jack was seated in front of Counselor </text:span><text:span text:style-name="T43">Tomari. </text:span><text:span text:style-name="T27">His legs were restless. Jack wasn’t sure if the counselor could tell he was nervous or not. Jack was used to talking with the doctor or his security chief about life stuff, never a full on qualified counselor. It’s just how things worked out for him … until now. </text:span><text:span text:style-name="T44">He hated the thought and yet here he was.</text:span></text:p>
      <text:p text:style-name="P11"><text:soft-page-break/><text:tab/>“Whatever you do Jack, don’t tell her about the torture.” Holo Ketish suggested. “She won’t believe you.” He smiled, always that damned smile.</text:p>
      <text:p text:style-name="P23"><text:span text:style-name="T44"><text:tab/></text:span><text:span text:style-name="T17">I’ll tell her what I want to tell her!</text:span><text:span text:style-name="T44"> Jack thought. </text:span><text:span text:style-name="T17">You can’t stop me!</text:span><text:span text:style-name="T44"> He wasn’t sure if he was going to tell her about the torture sessions he had to endure. They were rather quite intense from what he could remember which wasn’t much. A lot of Jack’s memories were missing from his time in the prison on Titan. He wasn’t sure why that was.</text:span></text:p>
      <text:p text:style-name="P23"><text:span text:style-name="T44"><text:tab/>“</text:span><text:span text:style-name="T45">So, what, are we supposed to talk about my feelings? Is that it?” Jack asked.</text:span></text:p>
      <text:p text:style-name="P23"><text:span text:style-name="T45"><text:tab/>The counselor picked up a datapad, </text:span><text:span text:style-name="T46">ready to take notes</text:span><text:span text:style-name="T45">. “We can talk about whatever you wish to talk about major.” She said. “Do you mind if I call you Jack? You are my superior I mean.”</text:span></text:p>
      <text:p text:style-name="P23"><text:span text:style-name="T45"><text:tab/>Jack nodded. “Jack is fine counselor.” He said. </text:span><text:span text:style-name="T47">Jack didn’t really care what she called him. He wasn’t there to critique her counseling techniques or anything and he wasn’t her commanding officer. She could call him mud if she wanted to. Jack was sure the counselor wasn’t going to call him that, but she could if she wanted to.</text:span></text:p>
      <text:p text:style-name="P23"><text:span text:style-name="T47"><text:tab/>“</text:span><text:span text:style-name="T48">You’ve been through quite the ordeal.” The counselor said. “Tell me about it.”</text:span></text:p>
      <text:p text:style-name="P12"><text:tab/>Jack leaned back and sighed. “Well, it felt a lot longer than six months.” He stared off. “There were days the guards didn’t even come and check on me. They didn’t feed me for days at a time, I think they were trying to break me … of something. They never did come out and say what it was they wanted. Even the interrogation sessions were rather tame by comparison of what I have been through on the Dubor home world.”</text:p>
      <text:p text:style-name="P23"><text:span text:style-name="T48"><text:tab/></text:span><text:span text:style-name="T49">She made notes on her datapad as he spoke. “So you were tortured?” She asked.</text:span></text:p>
      <text:p text:style-name="P23"><text:span text:style-name="T49"><text:tab/>Jack nodded his head. “In a manner, yes.” He paused as he thought about it all. “They seemed interested in my heritage more than anything. Like, they didn’t want to know my command codes or anything like that. They wanted to know about my DNA of all things. I managed to avoid telling them anything about my DNA though. I’m not sure how I accomplished that.” </text:span><text:span text:style-name="T50">He frowned. “That and the fact that I’m a clone.” There it was, the clone thought came to the front of his memory.</text:span></text:p>
      <text:p text:style-name="P13"><text:tab/>“I see.” The counselor said. “Why do you think they were interested in the fac that you’re a clone?” She asked.</text:p>
      <text:p text:style-name="P23"><text:span text:style-name="T50"><text:tab/>Jack shrugged. He put his hands on his legs to stop them from shaking. “</text:span><text:span text:style-name="T51">I … I don’t know. Maybe because Earth hasn’t mastered cloning yet? Not that I know of at least. I was being interrogated by humans. I wonder if they wanted to know about the procedure. I didn’t have any answers for them. They were not pleased with that, and took all light sources away from me for over a week. I was in the dark for a week. </text:span><text:span text:style-name="T52">I mean it was solitary to begin with, but being in the dark … alone? That was hell.”</text:span></text:p>
      <text:p text:style-name="P23"><text:soft-page-break/><text:span text:style-name="T52"><text:tab/>“</text:span><text:span text:style-name="T53">Being without food or water and in the dark for that long must have been difficult.” The counselor said.</text:span></text:p>
      <text:p text:style-name="P23"><text:span text:style-name="T53"><text:tab/>“No shit.” Jack responded. “</text:span><text:span text:style-name="T54">I …” He was cut off as an alert klaxon sounded.</text:span></text:p>
      <text:p text:style-name="P23"><text:span text:style-name="T54"><text:tab/>“All hands, this is the captain.” McDuff’s voice came over the wire. “All hands to battle stations. </text:span><text:span text:style-name="T55">Two enemy vessels approaching.</text:span><text:span text:style-name="T54">”</text:span></text:p>
      <text:p text:style-name="P23"><text:span text:style-name="T54"><text:tab/></text:span><text:span text:style-name="T55">Jack stood. “We’ll have to continue this another time.” He ran out of the </text:span><text:span text:style-name="T56">counselor’s</text:span><text:span text:style-name="T55"> office.</text:span></text:p>
      <text:p text:style-name="P23"><text:span text:style-name="T55"/></text:p>
      <text:p text:style-name="P24"><text:span text:style-name="T55">* </text:span><text:span text:style-name="T27">* *</text:span></text:p>
      <text:p text:style-name="P24"><text:span text:style-name="T27"/></text:p>
      <text:p text:style-name="P25"><text:span text:style-name="T27"><text:tab/>The bridge was bustling with activity. </text:span><text:span text:style-name="T57">Jack entered the bridge and took an empty station.</text:span></text:p>
      <text:p text:style-name="P14"><text:tab/>“Aft view, on monitors.” McDuff ordered.</text:p>
      <text:p text:style-name="P14"><text:tab/>Two unidentified vessels was on the Fresno’s tail. They were gaining speed and getting closer by the second. Jack tried to see if they were anything he had seen before, but everything was coming up blank.</text:p>
      <text:p text:style-name="P25"><text:span text:style-name="T57"><text:tab/>“</text:span><text:span text:style-name="T58">I thought we couldn’t be tracked through FTL.” Jack shouted over the alert klaxon.</text:span></text:p>
      <text:p text:style-name="P25"><text:span text:style-name="T58"><text:tab/>“Things seems to have changed.” McDuff replied. “</text:span><text:span text:style-name="T61">I don’t like the sound of this. Increase speed! Maximum strength to aft shields.”</text:span></text:p>
      <text:p text:style-name="P15"><text:tab/>“Aye!” Two officers said in unison as they went about their tasks.</text:p>
      <text:p text:style-name="P15"><text:tab/><text:span text:style-name="T64">A torpedo was fired from one of the enemy ships, it hit the Fresno’s aft port shield effectively taking out the port engine. The Fresno dropped out of FTL, the pursuing vessels dropped to sub light speed so they wouldn’t lose contact with the Fresno.</text:span></text:p>
      <text:p text:style-name="P15"><text:tab/><text:span text:style-name="T64">The bridge of the Fresno burst into flames. As fire damage crews entered the bridge to take care of the fire, McDuff clutched onto his command chair. “Return fire!” He commanded. </text:span><text:span text:style-name="T65">Bert watched as torpedoes fired from the Fresno and hit their intended targets. The enemy ships seemed to hold.</text:span></text:p>
      <text:p text:style-name="P15"><text:tab/>“<text:span text:style-name="T66">Keep firing.” Bert ordered.</text:span></text:p>
      <text:p text:style-name="P15"><text:tab/>“<text:span text:style-name="T66">Aye sir.” The tactical officer said.</text:span></text:p>
      <text:p text:style-name="P15"><text:tab/><text:span text:style-name="T66">The Fresno shook again from weapons fire. “Warning, hull breach deck four. Life support failure. Sealing deck.” The computer reported.</text:span></text:p>
      <text:p text:style-name="P15"><text:soft-page-break/><text:tab/>“<text:span text:style-name="T67">Dammit!” Bert yelled. He would have to get a casualty report later. “Bring the main battery online, charge to full power.” He ordered.</text:span></text:p>
      <text:p text:style-name="P15"><text:tab/><text:span text:style-name="T67">A few moments and more torpedoes later, the main battery was ready to fire. The tactical officer didn’t wait for the order, she just fired the weapon. It hit its target puncturing one of the enemy ship’s shields and destroying it.</text:span></text:p>
      <text:p text:style-name="P15"><text:tab/>“<text:span text:style-name="T68">Whoa!” Bert yelled. “I didn’t want it destroyed. Just damaged so it couldn’t pursue us.”</text:span></text:p>
      <text:p text:style-name="P15"><text:tab/>“<text:span text:style-name="T68">Sorry sir.” The tactical officer said. “I only charged it to eighty percent of normal. There must have been other issues with the ship, it shouldn’t have exploded like that.”</text:span></text:p>
      <text:p text:style-name="P15"><text:tab/>“<text:span text:style-name="T68">Sir! We’re being hailed by the other enemy ship. They want to talk.” The halm officer said.</text:span></text:p>
      <text:p text:style-name="P15"><text:tab/><text:span text:style-name="T68">Bert leaned forward in his chair. “Put them on the forward monitors.”</text:span></text:p>
      <text:p text:style-name="P15"><text:tab/><text:span text:style-name="T68">A woman appeared on the screen. “Don’t fire.” She said. “I repeat, do not fire.”</text:span></text:p>
      <text:p text:style-name="P15"><text:tab/><text:span text:style-name="T68">Bert stood from his chair. “This is Captain Bert McDuff of the U.S.S. Fresno. With whom am I speaking?” He said.</text:span></text:p>
      <text:p text:style-name="P15"><text:tab/>“<text:span text:style-name="T68">My name is Elise Vanderspiel.” The woman said. “We demand you return our prisoner.”</text:span></text:p>
      <text:p text:style-name="P15"><text:tab/><text:span text:style-name="T68">Bert shook his head. “Seems we are evenly matched. Or more so, since I just destroyed one of your ships. You will surrender and return from whence you came.” He ordered. “if not, we will open fire with maximum power to our main battery. That should punch through your shields and disable or even destroy your ship.” He paused for a second. “Now, you don’t want that … do you?”</text:span></text:p>
      <text:p text:style-name="P15"><text:tab/><text:span text:style-name="T68">Elise shook her head. “No, we don’t want that. But you don’t know what dangerous person you have aboard your ship.” She warned. “He’ll kill you all before you know it.”</text:span></text:p>
      <text:p text:style-name="P15"><text:tab/><text:span text:style-name="T68">Jack stood from his station. He walked close to the main viewing monitor and took a good look at the woman on the screen. He did not recognize her. Either she never visited him in his cell, or he just didn’t remember her. Maybe his memories had been altered in someway? He wasn’t sure.</text:span></text:p>
      <text:p text:style-name="P15"><text:tab/>“<text:span text:style-name="T69">I’m </text:span><text:span text:style-name="T21">not</text:span><text:span text:style-name="T69"> going back there!” Jack yelled at the screen. “As the captain said, stand down or you will be destroyed!”</text:span></text:p>
      <text:p text:style-name="P15"><text:tab/><text:span text:style-name="T70">Elise looked jack square in the eyes. “You are making a mistake </text:span><text:span text:style-name="T22">alien</text:span><text:span text:style-name="T70">.” She said.</text:span></text:p>
      <text:p text:style-name="P15"><text:tab/><text:span text:style-name="T70">Jack shook his head. “No, it is </text:span><text:span text:style-name="T22">you</text:span><text:span text:style-name="T70"> who have made the mistake.” He said. “I think you got lucky with your shot at our port engine. I scanned your ship, you’re running low on </text:span><text:soft-page-break/><text:span text:style-name="T70">torpedoes. You don’t have the firepower to finish us off. You will surrender and prepare to be boarded.”</text:span></text:p>
      <text:p text:style-name="P15"><text:tab/><text:span text:style-name="T70">Bert leaned back in his chair. The major seemed to have things under control.</text:span></text:p>
      <text:p text:style-name="P15"><text:tab/><text:span text:style-name="T70">Elise hesitated. She didn’t want to give the surrender order, but the major guessed correctly. They didn’t have the firepower to take the Fresno out and had been lucky with their main shot. She had no other choice. “We surrender. I will lower my shields so you can dock with us.”</text:span></text:p>
      <text:p text:style-name="P15"><text:tab/>“<text:span text:style-name="T70">Teleport their crew to holding cells on decks six and seven.” Bert ordered. “Send a damage control team over to that vessel and secure it. Get her off my screen!” The communications channel went dead and Elise’s face disappeared from the main monitor.</text:span></text:p>
      <text:p text:style-name="P15"><text:tab/><text:span text:style-name="T70">Bert looked to Jack. “Nice work major.” He said. “Not bad at all.”</text:span></text:p>
      <text:p text:style-name="P15"><text:tab/><text:span text:style-name="T70">Jack nodded. “At least we have one of their leaders. I’d recommend putting her in her own cell away from the rest of her crew. When a crew doesn’t have a leader, they’re more likely to cooperate.” He knew this from experience.</text:span></text:p>
      <text:p text:style-name="P15"><text:tab/><text:span text:style-name="T70">Bert nodded. Tapping his fingers on his command chair he looked to Jack. “True.” He said. “Captain McDuff to security, have that Elise woman brought to my office for questioning.”</text:span></text:p>
      <text:p text:style-name="P15"><text:tab/>“<text:span text:style-name="T70">Aye sir.” The security chief </text:span><text:span text:style-name="T71">replied.</text:span></text:p>
      <text:p text:style-name="P15"><text:tab/>“<text:span text:style-name="T71">All hands, this is the captain. Go to condition two. I repeat go to condition two. Begin repairs to the ship. I want this boat space worthy within the hour. McDuff out.” Bert said. Standing up, he crossed the bridge over to his office where he would wait for Elise to arrive so he could question her.</text:span></text:p>
      <text:p text:style-name="P15"><text:tab/><text:span text:style-name="T72">Jack felt like a fish out of water. He was used to being in charge of a mission not the one being rescued. To be honest, he didn’t know what to do with himself. Sitting back down at a vacant station, he brought up a casualty list. Reading over the list, he noted that six members of the crew were dead and several were severely injured seeking medical attention in the Med Bay. Doc Allen would be busy for sure. </text:span><text:span text:style-name="T73">Jack frowned at the loss of life. Sure they knew what they had signed on for when they joined up, but he felt responsible. It was because of him that they had set out to attempt a rescue mission.</text:span></text:p>
      <text:p text:style-name="P15"/>
      <text:p text:style-name="P16">* * *</text:p>
      <text:p text:style-name="P16"/>
      <text:p text:style-name="P17"><text:soft-page-break/><text:tab/>Captain McDuff sat in his office, <text:span text:style-name="T74">seated across from him was Elise. They were mid conversation. McDuff frowned as he folded his arms. He was not interested in hearing lies. If That’s all Elsie had to tell him, this was going to be a very short conversation.</text:span></text:p>
      <text:p text:style-name="P17"><text:tab/>“<text:span text:style-name="T74">And that’s when you decided to kidnap Major O’Brien.” Bert said confirming what Elise had just informed him.</text:span></text:p>
      <text:p text:style-name="P17"><text:tab/><text:span text:style-name="T74">She nodded. “Yes, we wanted to crack his cloning method. We’ve been unsuccessful so far in our endeavors.” <text:s/>She sighed. “The Saturn government has no knowledge of this. My base was a secret until now. Thanks for that.” Elise added sarcastically. “</text:span><text:span text:style-name="T75">They all saw your heavy cruiser drop in from FTL and teleport something from Titan. It won’t take them long to figure out exactly what, </text:span><text:span text:style-name="T76">or who in this case</text:span><text:span text:style-name="T75">.”</text:span></text:p>
      <text:p text:style-name="P17"><text:tab/>“<text:span text:style-name="T77">I see.” Bert said. “</text:span><text:span text:style-name="T78">Well you know you’re under arrest by the Articles of The Alliance. We’re taking you back to Crimson Gamma where a proper trial can be held. We’ll decide what to do with you then.”</text:span></text:p>
      <text:p text:style-name="P17"><text:tab/><text:span text:style-name="T78">Elise sighed. “Promise me one thing?” She asked.</text:span></text:p>
      <text:p text:style-name="P17"><text:tab/><text:span text:style-name="T79">Bert shook his head. “I can’t promise you anything. You don’t have a say in anything. But I’ll listen to the request.” </text:span><text:span text:style-name="T80">He waited to see what she had to say.</text:span></text:p>
      <text:p text:style-name="P17"><text:tab/>“<text:span text:style-name="T80">Don’t hold my crew accountable.” Elise said. “You have me, please let them go. Or at least go easy on them. I’m their commanding officer. I should take all the brunt of the punishment coming to me.” Her eyes pleaded with Bert. “Please.” She said sincerely.</text:span></text:p>
      <text:p text:style-name="P17"><text:tab/><text:span text:style-name="T80">Bert leaned forward. “I can’t make any promises. But I’ll see what I can do for your crew. </text:span><text:span text:style-name="T81">I get it. If I was in your place, I’d be making the same plea for my crew as well.” He sighed. He really </text:span><text:span text:style-name="T23">did</text:span><text:span text:style-name="T81"> get it. His crew came first when it came down to it.</text:span></text:p>
      <text:p text:style-name="P17"><text:tab/>“<text:span text:style-name="T82">I have a crew over on your ship securing it. Any booby traps I need to know about before my crew gets killed by one of them?” Bert asked. </text:span><text:span text:style-name="T83">He should have asked this question </text:span><text:span text:style-name="T24">before</text:span><text:span text:style-name="T83"> sending over a team. But now it was too late. They were already over there.</text:span></text:p>
      <text:p text:style-name="P17"><text:tab/>“<text:span text:style-name="T84">You did what?!” Elise exclaimed. She tried to stand up but was restrained to the chair by leg irons. “</text:span><text:span text:style-name="T85">Dammit! Call them back before anything bad happens!” </text:span><text:span text:style-name="T86">She was dead serious. “Honest, call them back now!”</text:span></text:p>
      <text:p text:style-name="P17"><text:tab/><text:span text:style-name="T87">Bert looked out the window at Elise’s ship. It’s engines turned red and then began exploding. “McDuff to teleportation room!” Bert yelled into the comm unit. “Transport our people back now!” </text:span><text:span text:style-name="T88">He jumped to his feet.</text:span></text:p>
      <text:p text:style-name="P17"><text:tab/><text:span text:style-name="T87">The teleportation chief came over the comm unit as the rest of Elise’s ship exploded in a brilliant flash of light. “Sir, I could only get a lock on two. The rest are … dead. I’m sorry sir.”</text:span></text:p>
      <text:p text:style-name="P17"><text:soft-page-break/><text:tab/><text:span text:style-name="T89">Bert slumped back into his chair. He looked at Elise with hate in his eyes. “Ten of my men are dead Elise.” He said. “Ten men! </text:span><text:span text:style-name="T90">What did you do? Set an auto-destruct of some kind?</text:span><text:span text:style-name="T89">” </text:span><text:span text:style-name="T91">He was mad and it showed.</text:span></text:p>
      <text:p text:style-name="P17"><text:tab/><text:span text:style-name="T92">Elise shook her head. “No, no auto-destruct was set. There was a fail safe device embedded in the ship’s core. As long as a certain sequence was entered in every fifteen minutes, that device wouldn’t trigger the explosion you just saw. Looks like fifteen minutes elapsed without the code being entered. I’m sorry for your loss.”</text:span></text:p>
      <text:p text:style-name="P17"><text:tab/>“<text:span text:style-name="T93">You’re </text:span><text:span text:style-name="T25">sorry</text:span><text:span text:style-name="T93"> for my loss?!” Bert exclaimed. “Sorry doesn’t even begin to cover it! You just killed ten good men and women!” He yelled at her. “</text:span><text:span text:style-name="T94">Any deal you thought you had? Is off!” Pressing a button on his desk he opened a comm channel. “McDuff to security, escort Elise back to her cell.”</text:span></text:p>
      <text:p text:style-name="P17"><text:tab/>“<text:span text:style-name="T94">Aye sir.” The security officer said.</text:span></text:p>
      <text:p text:style-name="P17"><text:tab/><text:span text:style-name="T95">A moment later, Elise was escorted out of Bert’s office.</text:span></text:p>
      <text:p text:style-name="P17"><text:tab/><text:span text:style-name="T95">Bert turned around in his chair. He knew going on this mission was dangerous at best. But he didn’t expect to lose people on a simple mission to check out and secure an enemy ship. Bert dreaded filling out the paperwork to let the families of the deceased know they were dead.</text:span></text:p>
      <text:p text:style-name="P17"><text:tab/>“<text:span text:style-name="T95">Computer, begin dictation.” Bert said. The computer beeped in response.</text:span></text:p>
      <text:p text:style-name="P17"/>
      <text:p text:style-name="P18">* * *</text:p>
      <text:p text:style-name="P18"/>
      <text:p text:style-name="P20"><text:tab/><text:span text:style-name="T96">Jack laid down in the ambassador cabin. It had been a long day and all he wanted was to get some much needed rest. As he laid there the thought of the deceased crossed his mind. Two enemy ships had been destroyed today. One carrying a full crew, one carrying members of </text:span><text:span text:style-name="T26">this</text:span><text:span text:style-name="T96"> crew. He frowned at the thought. Jack couldn’t help but think if he hadn’t of been kidnapped none of this would have happened. If he hadn’t of been cloned, none of this would have happened. There was no way he could have prevented any of it, but he felt guilty for it happening.</text:span></text:p>
      <text:p text:style-name="P21"><text:tab/><text:span text:style-name="T97">Sitting up, Jack walked over to the molecule sequencer. “Whiskey, neat.” He said. A glass of whiskey appeared on the small pad before him. Picking up the glass, Jack shot it back quickly. He didn’t want to feel this pain anymore. Jack knew that would be impossible and he would just have to take things one day at a time from then on. That was the only way to live.</text:span></text:p>
      <text:p text:style-name="P21"/>
      <text:p text:style-name="P19"><text:span text:style-name="T97">The End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9</text:page-count>) <text:date style:data-style-name="N37" text:date-value="2026-02-17T21:49:54.354670378">02/1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7T21:49:54.275769019</dc:date>
    <meta:editing-duration>PT9H1M37S</meta:editing-duration>
    <meta:editing-cycles>90</meta:editing-cycles>
    <meta:generator>LibreOffice/24.2.7.2$Linux_X86_64 LibreOffice_project/420$Build-2</meta:generator>
    <meta:print-date>2026-02-17T21:49:40.425519559</meta:print-date>
    <meta:printed-by>PDF files</meta:printed-by>
    <meta:document-statistic meta:table-count="0" meta:image-count="0" meta:object-count="0" meta:page-count="9" meta:paragraph-count="112" meta:word-count="3726" meta:character-count="20370" meta:non-whitespace-character-count="16652"/>
  </office:meta>
</office:document-meta>
</file>